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8.39pt"/>
    </style:style>
    <style:style style:name="co3" style:family="table-column">
      <style:table-column-properties fo:break-before="auto" style:column-width="71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BonusPoints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Homework5</text:p>
          </table:table-cell>
          <table:table-cell office:value-type="string" calcext:value-type="string">
            <text:p>Homework6</text:p>
          </table:table-cell>
          <table:table-cell office:value-type="string" calcext:value-type="string">
            <text:p>Lab2</text:p>
          </table:table-cell>
          <table:table-cell office:value-type="string" calcext:value-type="string">
            <text:p>ProjectPropsal</text:p>
          </table:table-cell>
          <table:table-cell office:value-type="string" calcext:value-type="string">
            <text:p>Lab3</text:p>
          </table:table-cell>
          <table:table-cell office:value-type="string" calcext:value-type="string">
            <text:p>Homework7</text:p>
          </table:table-cell>
          <table:table-cell office:value-type="string" calcext:value-type="string">
            <text:p>Midterm2</text:p>
          </table:table-cell>
          <table:table-cell office:value-type="string" calcext:value-type="string">
            <text:p>Midterm3</text:p>
          </table:table-cell>
          <table:table-cell office:value-type="string" calcext:value-type="string">
            <text:p>Homework8</text:p>
          </table:table-cell>
          <table:table-cell office:value-type="string" calcext:value-type="string">
            <text:p>Lab4</text:p>
          </table:table-cell>
          <table:table-cell office:value-type="string" calcext:value-type="string">
            <text:p>FinalExam</text:p>
          </table:table-cell>
          <table:table-cell office:value-type="string" calcext:value-type="string">
            <text:p>FinalBonus</text:p>
          </table:table-cell>
          <table:table-cell office:value-type="string" calcext:value-type="string">
            <text:p>FinalProject</text:p>
          </table:table-cell>
          <table:table-cell office:value-type="string" calcext:value-type="string">
            <text:p>ClassPart</text:p>
          </table:table-cell>
          <table:table-cell office:value-type="string" calcext:value-type="string">
            <text:p>AveHome</text:p>
          </table:table-cell>
          <table:table-cell office:value-type="string" calcext:value-type="string">
            <text:p>GradeEst</text:p>
          </table:table-cell>
          <table:table-cell office:value-type="string" calcext:value-type="string">
            <text:p>Grade</text:p>
          </table:table-cell>
        </table:table-row>
        <table:table-row table:style-name="ro1">
          <table:table-cell office:value-type="string" calcext:value-type="string">
            <text:p>Eliott</text:p>
          </table:table-cell>
          <table:table-cell office:value-type="string" calcext:value-type="string">
            <text:p>Bergerson</text:p>
          </table:table-cell>
          <table:table-cell office:value-type="string" calcext:value-type="string">
            <text:p>ebergers@poets.whittier.edu</text:p>
          </table:table-cell>
          <table:table-cell office:value-type="float" office:value="87.77" calcext:value-type="float">
            <text:p>87.77</text:p>
          </table:table-cell>
          <table:table-cell office:value-type="float" office:value="0" calcext:value-type="float">
            <text:p>0</text:p>
          </table:table-cell>
          <table:table-cell office:value-type="float" office:value="94.32" calcext:value-type="float">
            <text:p>94.32</text:p>
          </table:table-cell>
          <table:table-cell office:value-type="float" office:value="89.92" calcext:value-type="float">
            <text:p>89.92</text:p>
          </table:table-cell>
          <table:table-cell table:formula="of:=77.75+15" office:value-type="float" office:value="92.75" calcext:value-type="float">
            <text:p>92.75</text:p>
          </table:table-cell>
          <table:table-cell table:formula="of:=17.75/20" office:value-type="float" office:value="0.8875" calcext:value-type="float">
            <text:p>0.8875</text:p>
          </table:table-cell>
          <table:table-cell table:formula="of:=(9+10)/20" office:value-type="float" office:value="0.95" calcext:value-type="float">
            <text:p>0.95</text:p>
          </table:table-cell>
          <table:table-cell office:value-type="float" office:value="80.7" calcext:value-type="float">
            <text:p>80.7</text:p>
          </table:table-cell>
          <table:table-cell table:formula="of:=9/10" office:value-type="float" office:value="0.9" calcext:value-type="float">
            <text:p>0.9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85.26" calcext:value-type="float">
            <text:p>85.26</text:p>
          </table:table-cell>
          <table:table-cell table:formula="of:=15.25/20" office:value-type="float" office:value="0.7625" calcext:value-type="float">
            <text:p>0.7625</text:p>
          </table:table-cell>
          <table:table-cell table:formula="of:=12.5/15" office:value-type="float" office:value="0.833333333333333" calcext:value-type="float">
            <text:p>0.8333333333</text:p>
          </table:table-cell>
          <table:table-cell office:value-type="float" office:value="95.9" calcext:value-type="float">
            <text:p>95.9</text:p>
          </table:table-cell>
          <table:table-cell office:value-type="float" office:value="1" calcext:value-type="float">
            <text:p>1</text:p>
          </table:table-cell>
          <table:table-cell table:formula="of:=20/23" office:value-type="float" office:value="0.869565217391304" calcext:value-type="float">
            <text:p>0.86956521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N2]+[.M2]+[.L2]+[.S2])/4" office:value-type="float" office:value="0.975" calcext:value-type="float">
            <text:p>0.975</text:p>
          </table:table-cell>
          <table:table-cell table:formula="of:=([.R2]+[.O2]+[.K2]+[.J2]*100+[.H2]+[.G2]+[.F2]+[.D2])/8" office:value-type="float" office:value="90.2025" calcext:value-type="float">
            <text:p>90.2025</text:p>
          </table:table-cell>
          <table:table-cell table:formula="of:=[.X2]/100*0.2+[.W2]*0.1+[.V2]*0.1+[.T2]*0.15+[.Q2]*0.15+[.P2]*0.15+[.I2]*0.15" office:value-type="float" office:value="0.880839782608695" calcext:value-type="float">
            <text:p>0.8808397826</text:p>
          </table:table-cell>
          <table:table-cell table:formula="of:=[.Y2]+0.02" office:value-type="float" office:value="0.900839782608696" calcext:value-type="float">
            <text:p>0.9008397826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Del Carmen</text:p>
          </table:table-cell>
          <table:table-cell office:value-type="string" calcext:value-type="string">
            <text:p>ddelcarm@poets.whittier.edu</text:p>
          </table:table-cell>
          <table:table-cell office:value-type="float" office:value="80.16" calcext:value-type="float">
            <text:p>80.16</text:p>
          </table:table-cell>
          <table:table-cell office:value-type="float" office:value="0" calcext:value-type="float">
            <text:p>0</text:p>
          </table:table-cell>
          <table:table-cell office:value-type="float" office:value="92.58" calcext:value-type="float">
            <text:p>92.58</text:p>
          </table:table-cell>
          <table:table-cell table:formula="of:=58.08+20" office:value-type="float" office:value="78.08" calcext:value-type="float">
            <text:p>78.08</text:p>
          </table:table-cell>
          <table:table-cell office:value-type="float" office:value="98.17" calcext:value-type="float">
            <text:p>98.17</text:p>
          </table:table-cell>
          <table:table-cell table:formula="of:=19.5/20" office:value-type="float" office:value="0.975" calcext:value-type="float">
            <text:p>0.975</text:p>
          </table:table-cell>
          <table:table-cell table:formula="of:=(10+10)/20" office:value-type="float" office:value="1" calcext:value-type="float">
            <text:p>1</text:p>
          </table:table-cell>
          <table:table-cell office:value-type="float" office:value="93.23" calcext:value-type="float">
            <text:p>93.23</text:p>
          </table:table-cell>
          <table:table-cell table:formula="of:=10/10"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office:value-type="float" office:value="91.38" calcext:value-type="float">
            <text:p>91.38</text:p>
          </table:table-cell>
          <table:table-cell table:formula="of:=17/20" office:value-type="float" office:value="0.85" calcext:value-type="float">
            <text:p>0.85</text:p>
          </table:table-cell>
          <table:table-cell table:formula="of:=13/15" office:value-type="float" office:value="0.866666666666667" calcext:value-type="float">
            <text:p>0.8666666667</text:p>
          </table:table-cell>
          <table:table-cell office:value-type="float" office:value="98.19" calcext:value-type="float">
            <text:p>98.19</text:p>
          </table:table-cell>
          <table:table-cell office:value-type="float" office:value="1" calcext:value-type="float">
            <text:p>1</text:p>
          </table:table-cell>
          <table:table-cell table:formula="of:=17.5/23" office:value-type="float" office:value="0.760869565217391" calcext:value-type="float">
            <text:p>0.76086956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N3]+[.M3]+[.L3]+[.S3])/4" office:value-type="float" office:value="0.98125" calcext:value-type="float">
            <text:p>0.98125</text:p>
          </table:table-cell>
          <table:table-cell table:formula="of:=([.R3]+[.O3]+[.K3]+[.J3]*100+[.H3]+[.G3]+[.F3]+[.D3])/8" office:value-type="float" office:value="91.47375" calcext:value-type="float">
            <text:p>91.47375</text:p>
          </table:table-cell>
          <table:table-cell table:formula="of:=[.X3]/100*0.2+[.W3]*0.1+[.V3]*0.1+[.T3]*0.15+[.Q3]*0.15+[.P3]*0.15+[.I3]*0.15" office:value-type="float" office:value="0.898952934782609" calcext:value-type="float">
            <text:p>0.8989529348</text:p>
          </table:table-cell>
          <table:table-cell table:formula="of:=[.Y3]+0.02" office:value-type="float" office:value="0.918952934782609" calcext:value-type="float">
            <text:p>0.9189529348</text:p>
          </table:table-cell>
        </table:table-row>
        <table:table-row table:style-name="ro1">
          <table:table-cell office:value-type="string" calcext:value-type="string">
            <text:p>Spencer</text:p>
          </table:table-cell>
          <table:table-cell office:value-type="string" calcext:value-type="string">
            <text:p>Fitzgerald</text:p>
          </table:table-cell>
          <table:table-cell office:value-type="string" calcext:value-type="string">
            <text:p>sfitzger@poets.whittier.edu</text:p>
          </table:table-cell>
          <table:table-cell table:formula="of:=51.04+35" office:value-type="float" office:value="86.04" calcext:value-type="float">
            <text:p>86.04</text:p>
          </table:table-cell>
          <table:table-cell office:value-type="float" office:value="0" calcext:value-type="float">
            <text:p>0</text:p>
          </table:table-cell>
          <table:table-cell office:value-type="float" office:value="72.03" calcext:value-type="float">
            <text:p>72.03</text:p>
          </table:table-cell>
          <table:table-cell office:value-type="float" office:value="96.65" calcext:value-type="float">
            <text:p>96.65</text:p>
          </table:table-cell>
          <table:table-cell office:value-type="float" office:value="97.9" calcext:value-type="float">
            <text:p>97.9</text:p>
          </table:table-cell>
          <table:table-cell table:formula="of:=18.25/20" office:value-type="float" office:value="0.9125" calcext:value-type="float">
            <text:p>0.9125</text:p>
          </table:table-cell>
          <table:table-cell table:formula="of:=(10+10)/20" office:value-type="float" office:value="1" calcext:value-type="float">
            <text:p>1</text:p>
          </table:table-cell>
          <table:table-cell office:value-type="float" office:value="98.87" calcext:value-type="float">
            <text:p>98.87</text:p>
          </table:table-cell>
          <table:table-cell table:formula="of:=10/10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99.09" calcext:value-type="float">
            <text:p>99.09</text:p>
          </table:table-cell>
          <table:table-cell table:formula="of:=13/20" office:value-type="float" office:value="0.65" calcext:value-type="float">
            <text:p>0.65</text:p>
          </table:table-cell>
          <table:table-cell table:formula="of:=12.5/15" office:value-type="float" office:value="0.833333333333333" calcext:value-type="float">
            <text:p>0.8333333333</text:p>
          </table:table-cell>
          <table:table-cell office:value-type="float" office:value="97.71" calcext:value-type="float">
            <text:p>97.71</text:p>
          </table:table-cell>
          <table:table-cell office:value-type="float" office:value="1" calcext:value-type="float">
            <text:p>1</text:p>
          </table:table-cell>
          <table:table-cell table:formula="of:=16/23+0.1" office:value-type="float" office:value="0.795652173913043" calcext:value-type="float">
            <text:p>0.79565217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N4]+[.M4]+[.L4]+[.S4])/4" office:value-type="float" office:value="0.975" calcext:value-type="float">
            <text:p>0.975</text:p>
          </table:table-cell>
          <table:table-cell table:formula="of:=([.R4]+[.O4]+[.K4]+[.J4]*100+[.H4]+[.G4]+[.F4]+[.D4])/8" office:value-type="float" office:value="93.53625" calcext:value-type="float">
            <text:p>93.53625</text:p>
          </table:table-cell>
          <table:table-cell table:formula="of:=[.X4]/100*0.2+[.W4]*0.1+[.V4]*0.1+[.T4]*0.15+[.Q4]*0.15+[.P4]*0.15+[.I4]*0.15" office:value-type="float" office:value="0.863295326086957" calcext:value-type="float">
            <text:p>0.8632953261</text:p>
          </table:table-cell>
          <table:table-cell table:formula="of:=[.Y4]+0.02" office:value-type="float" office:value="0.883295326086956" calcext:value-type="float">
            <text:p>0.8832953261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eflores4@poets.whittier.edu</text:p>
          </table:table-cell>
          <table:table-cell office:value-type="float" office:value="59.49" calcext:value-type="float">
            <text:p>59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.72" calcext:value-type="float">
            <text:p>95.72</text:p>
          </table:table-cell>
          <table:table-cell table:formula="of:=18.75/20" office:value-type="float" office:value="0.9375" calcext:value-type="float">
            <text:p>0.9375</text:p>
          </table:table-cell>
          <table:table-cell table:formula="of:=(10+10)/20" office:value-type="float" office:value="1" calcext:value-type="float">
            <text:p>1</text:p>
          </table:table-cell>
          <table:table-cell office:value-type="float" office:value="89.84" calcext:value-type="float">
            <text:p>89.84</text:p>
          </table:table-cell>
          <table:table-cell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6/20" office:value-type="float" office:value="0.8" calcext:value-type="float">
            <text:p>0.8</text:p>
          </table:table-cell>
          <table:table-cell table:formula="of:=12.75/15" office:value-type="float" office:value="0.85" calcext:value-type="float">
            <text:p>0.85</text:p>
          </table:table-cell>
          <table:table-cell office:value-type="float" office:value="95.76" calcext:value-type="float">
            <text:p>95.76</text:p>
          </table:table-cell>
          <table:table-cell office:value-type="float" office:value="0" calcext:value-type="float">
            <text:p>0</text:p>
          </table:table-cell>
          <table:table-cell table:formula="of:=17/23" office:value-type="float" office:value="0.739130434782609" calcext:value-type="float">
            <text:p>0.73913043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N5]+[.M5]+[.L5]+[.S5])/4" office:value-type="float" office:value="0.73125" calcext:value-type="float">
            <text:p>0.73125</text:p>
          </table:table-cell>
          <table:table-cell table:formula="of:=([.R5]+[.O5]+[.K5]+[.J5]*100+[.H5]+[.G5]+[.F5]+[.D5])/8" office:value-type="float" office:value="55.10125" calcext:value-type="float">
            <text:p>55.10125</text:p>
          </table:table-cell>
          <table:table-cell table:formula="of:=[.X5]/100*0.2+[.W5]*0.1+[.V5]*0.1+[.T5]*0.15+[.Q5]*0.15+[.P5]*0.15+[.I5]*0.15" office:value-type="float" office:value="0.782322065217391" calcext:value-type="float">
            <text:p>0.7823220652</text:p>
          </table:table-cell>
          <table:table-cell table:formula="of:=[.Y5]+0.02" office:value-type="float" office:value="0.802322065217391" calcext:value-type="float">
            <text:p>0.8023220652</text:p>
          </table:table-cell>
        </table:table-row>
        <table:table-row table:style-name="ro1">
          <table:table-cell office:value-type="string" calcext:value-type="string">
            <text:p>Striker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sherb@poets.whittier.edu</text:p>
          </table:table-cell>
          <table:table-cell office:value-type="float" office:value="97.1" calcext:value-type="float">
            <text:p>97.1</text:p>
          </table:table-cell>
          <table:table-cell office:value-type="float" office:value="0" calcext:value-type="float">
            <text:p>0</text:p>
          </table:table-cell>
          <table:table-cell office:value-type="float" office:value="97.5" calcext:value-type="float">
            <text:p>97.5</text:p>
          </table:table-cell>
          <table:table-cell table:formula="of:=94.67+5" office:value-type="float" office:value="99.67" calcext:value-type="float">
            <text:p>99.67</text:p>
          </table:table-cell>
          <table:table-cell office:value-type="float" office:value="97.68" calcext:value-type="float">
            <text:p>97.68</text:p>
          </table:table-cell>
          <table:table-cell table:formula="of:=17.75/20" office:value-type="float" office:value="0.8875" calcext:value-type="float">
            <text:p>0.8875</text:p>
          </table:table-cell>
          <table:table-cell office:value-type="float" office:value="1" calcext:value-type="float">
            <text:p>1</text:p>
          </table:table-cell>
          <table:table-cell office:value-type="float" office:value="97.83" calcext:value-type="float">
            <text:p>97.83</text:p>
          </table:table-cell>
          <table:table-cell table:formula="of:=10/10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98.76" calcext:value-type="float">
            <text:p>98.76</text:p>
          </table:table-cell>
          <table:table-cell table:formula="of:=14/20" office:value-type="float" office:value="0.7" calcext:value-type="float">
            <text:p>0.7</text:p>
          </table:table-cell>
          <table:table-cell table:formula="of:=12.25/15" office:value-type="float" office:value="0.816666666666667" calcext:value-type="float">
            <text:p>0.8166666667</text:p>
          </table:table-cell>
          <table:table-cell office:value-type="float" office:value="99.05" calcext:value-type="float">
            <text:p>99.05</text:p>
          </table:table-cell>
          <table:table-cell office:value-type="float" office:value="1" calcext:value-type="float">
            <text:p>1</text:p>
          </table:table-cell>
          <table:table-cell table:formula="of:=16.5/23" office:value-type="float" office:value="0.717391304347826" calcext:value-type="float">
            <text:p>0.71739130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N6]+[.M6]+[.L6]+[.S6])/4" office:value-type="float" office:value="0.975" calcext:value-type="float">
            <text:p>0.975</text:p>
          </table:table-cell>
          <table:table-cell table:formula="of:=([.R6]+[.O6]+[.K6]+[.J6]*100+[.H6]+[.G6]+[.F6]+[.D6])/8" office:value-type="float" office:value="98.44875" calcext:value-type="float">
            <text:p>98.44875</text:p>
          </table:table-cell>
          <table:table-cell table:formula="of:=[.X6]/100*0.2+[.W6]*0.1+[.V6]*0.1+[.T6]*0.15+[.Q6]*0.15+[.P6]*0.15+[.I6]*0.15" office:value-type="float" office:value="0.862631195652174" calcext:value-type="float">
            <text:p>0.8626311957</text:p>
          </table:table-cell>
          <table:table-cell table:formula="of:=[.Y6]+0.02" office:value-type="float" office:value="0.882631195652174" calcext:value-type="float">
            <text:p>0.8826311957</text:p>
          </table:table-cell>
        </table:table-row>
        <table:table-row table:style-name="ro1">
          <table:table-cell office:value-type="string" calcext:value-type="string">
            <text:p>Kiyoshi</text:p>
          </table:table-cell>
          <table:table-cell office:value-type="string" calcext:value-type="string">
            <text:p>Matsuoka</text:p>
          </table:table-cell>
          <table:table-cell office:value-type="string" calcext:value-type="string">
            <text:p>kmatsuok@poets.whittier.edu</text:p>
          </table:table-cell>
          <table:table-cell office:value-type="float" office:value="85.75" calcext:value-type="float">
            <text:p>85.75</text:p>
          </table:table-cell>
          <table:table-cell office:value-type="float" office:value="0" calcext:value-type="float">
            <text:p>0</text:p>
          </table:table-cell>
          <table:table-cell office:value-type="float" office:value="91.37" calcext:value-type="float">
            <text:p>91.37</text:p>
          </table:table-cell>
          <table:table-cell office:value-type="float" office:value="98.21" calcext:value-type="float">
            <text:p>98.21</text:p>
          </table:table-cell>
          <table:table-cell office:value-type="float" office:value="98.2" calcext:value-type="float">
            <text:p>98.2</text:p>
          </table:table-cell>
          <table:table-cell table:formula="of:=20/20" office:value-type="float" office:value="1" calcext:value-type="float">
            <text:p>1</text:p>
          </table:table-cell>
          <table:table-cell table:formula="of:=(10+10)/20" office:value-type="float" office:value="1" calcext:value-type="float">
            <text:p>1</text:p>
          </table:table-cell>
          <table:table-cell office:value-type="float" office:value="95.14" calcext:value-type="float">
            <text:p>95.14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97.93" calcext:value-type="float">
            <text:p>97.93</text:p>
          </table:table-cell>
          <table:table-cell table:formula="of:=20/20" office:value-type="float" office:value="1" calcext:value-type="float">
            <text:p>1</text:p>
          </table:table-cell>
          <table:table-cell table:formula="of:=15/15" office:value-type="float" office:value="1" calcext:value-type="float">
            <text:p>1</text:p>
          </table:table-cell>
          <table:table-cell office:value-type="float" office:value="97.19" calcext:value-type="float">
            <text:p>97.19</text:p>
          </table:table-cell>
          <table:table-cell office:value-type="float" office:value="1" calcext:value-type="float">
            <text:p>1</text:p>
          </table:table-cell>
          <table:table-cell table:formula="of:=21/23" office:value-type="float" office:value="0.91304347826087" calcext:value-type="float">
            <text:p>0.91304347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N7]+[.M7]+[.L7]+[.S7])/4" office:value-type="float" office:value="1" calcext:value-type="float">
            <text:p>1</text:p>
          </table:table-cell>
          <table:table-cell table:formula="of:=([.R7]+[.O7]+[.K7]+[.J7]*100+[.H7]+[.G7]+[.F7]+[.D7])/8" office:value-type="float" office:value="95.47375" calcext:value-type="float">
            <text:p>95.47375</text:p>
          </table:table-cell>
          <table:table-cell table:formula="of:=[.X7]/100*0.2+[.W7]*0.1+[.V7]*0.1+[.T7]*0.15+[.Q7]*0.15+[.P7]*0.15+[.I7]*0.15" office:value-type="float" office:value="0.977904021739131" calcext:value-type="float">
            <text:p>0.9779040217</text:p>
          </table:table-cell>
          <table:table-cell table:formula="of:=[.Y7]+0.02" office:value-type="float" office:value="0.99790402173913" calcext:value-type="float">
            <text:p>0.9979040217</text:p>
          </table:table-cell>
        </table:table-row>
        <table:table-row table:style-name="ro1">
          <table:table-cell office:value-type="string" calcext:value-type="string">
            <text:p>Gunther</text:p>
          </table:table-cell>
          <table:table-cell office:value-type="string" calcext:value-type="string">
            <text:p>Stutz</text:p>
          </table:table-cell>
          <table:table-cell office:value-type="string" calcext:value-type="string">
            <text:p>gstutz@poets.whittier.ed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53" calcext:value-type="float">
            <text:p>63.53</text:p>
          </table:table-cell>
          <table:table-cell office:value-type="float" office:value="0" calcext:value-type="float">
            <text:p>0</text:p>
          </table:table-cell>
          <table:table-cell office:value-type="float" office:value="98.93" calcext:value-type="float">
            <text:p>98.9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N8]+[.M8]+[.L8]+[.S8])/4" office:value-type="float" office:value="0" calcext:value-type="float">
            <text:p>0</text:p>
          </table:table-cell>
          <table:table-cell table:formula="of:=([.R8]+[.O8]+[.K8]+[.J8]*100+[.H8]+[.G8]+[.F8]+[.D8])/8" office:value-type="float" office:value="20.3075" calcext:value-type="float">
            <text:p>20.3075</text:p>
          </table:table-cell>
          <table:table-cell table:formula="of:=[.X8]/100*0.2+[.W8]*0.1+[.V8]*0.1+[.T8]*0.15+[.Q8]*0.15+[.P8]*0.15+[.I8]*0.15" office:value-type="float" office:value="0.140615" calcext:value-type="float">
            <text:p>0.140615</text:p>
          </table:table-cell>
          <table:table-cell table:formula="of:=[.Y8]+0.02" office:value-type="float" office:value="0.160615" calcext:value-type="float">
            <text:p>0.160615</text:p>
          </table:table-cell>
        </table:table-row>
        <table:table-row table:style-name="ro1">
          <table:table-cell office:value-type="string" calcext:value-type="string">
            <text:p>Jared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jwelch2@poets.whittier.edu</text:p>
          </table:table-cell>
          <table:table-cell office:value-type="float" office:value="97.11" calcext:value-type="float">
            <text:p>97.11</text:p>
          </table:table-cell>
          <table:table-cell office:value-type="float" office:value="0" calcext:value-type="float">
            <text:p>0</text:p>
          </table:table-cell>
          <table:table-cell office:value-type="float" office:value="99.5" calcext:value-type="float">
            <text:p>99.5</text:p>
          </table:table-cell>
          <table:table-cell office:value-type="float" office:value="99.25" calcext:value-type="float">
            <text:p>99.25</text:p>
          </table:table-cell>
          <table:table-cell office:value-type="float" office:value="99.1" calcext:value-type="float">
            <text:p>99.1</text:p>
          </table:table-cell>
          <table:table-cell table:formula="of:=17.75/20" office:value-type="float" office:value="0.8875" calcext:value-type="float">
            <text:p>0.8875</text:p>
          </table:table-cell>
          <table:table-cell table:formula="of:=(9.5+10)/20" office:value-type="float" office:value="0.975" calcext:value-type="float">
            <text:p>0.975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91.1" calcext:value-type="float">
            <text:p>91.1</text:p>
          </table:table-cell>
          <table:table-cell table:formula="of:=13/20" office:value-type="float" office:value="0.65" calcext:value-type="float">
            <text:p>0.65</text:p>
          </table:table-cell>
          <table:table-cell table:formula="of:=12.5/15" office:value-type="float" office:value="0.833333333333333" calcext:value-type="float">
            <text:p>0.8333333333</text:p>
          </table:table-cell>
          <table:table-cell office:value-type="float" office:value="98.76" calcext:value-type="float">
            <text:p>98.76</text:p>
          </table:table-cell>
          <table:table-cell office:value-type="float" office:value="1" calcext:value-type="float">
            <text:p>1</text:p>
          </table:table-cell>
          <table:table-cell table:formula="of:=20.5/23" office:value-type="float" office:value="0.891304347826087" calcext:value-type="float">
            <text:p>0.89130434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N9]+[.M9]+[.L9]+[.S9])/4" office:value-type="float" office:value="0.975" calcext:value-type="float">
            <text:p>0.975</text:p>
          </table:table-cell>
          <table:table-cell table:formula="of:=([.R9]+[.O9]+[.K9]+[.J9]*100+[.H9]+[.G9]+[.F9]+[.D9])/8" office:value-type="float" office:value="85.29" calcext:value-type="float">
            <text:p>85.29</text:p>
          </table:table-cell>
          <table:table-cell table:formula="of:=[.X9]/100*0.2+[.W9]*0.1+[.V9]*0.1+[.T9]*0.15+[.Q9]*0.15+[.P9]*0.15+[.I9]*0.15" office:value-type="float" office:value="0.857400652173913" calcext:value-type="float">
            <text:p>0.8574006522</text:p>
          </table:table-cell>
          <table:table-cell table:formula="of:=[.Y9]+0.02" office:value-type="float" office:value="0.877400652173913" calcext:value-type="float">
            <text:p>0.8774006522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Wildanger</text:p>
          </table:table-cell>
          <table:table-cell office:value-type="string" calcext:value-type="string">
            <text:p>awildang@poets.whittier.edu</text:p>
          </table:table-cell>
          <table:table-cell office:value-type="float" office:value="95.17" calcext:value-type="float">
            <text:p>95.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9.58" calcext:value-type="float">
            <text:p>99.58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(10+10)/20" office:value-type="float" office:value="1" calcext:value-type="float">
            <text:p>1</text:p>
          </table:table-cell>
          <table:table-cell office:value-type="float" office:value="95.23" calcext:value-type="float">
            <text:p>95.23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97.62" calcext:value-type="float">
            <text:p>97.62</text:p>
          </table:table-cell>
          <table:table-cell table:formula="of:=18.5/20" office:value-type="float" office:value="0.925" calcext:value-type="float">
            <text:p>0.925</text:p>
          </table:table-cell>
          <table:table-cell table:formula="of:=14/15" office:value-type="float" office:value="0.933333333333333" calcext:value-type="float">
            <text:p>0.9333333333</text:p>
          </table:table-cell>
          <table:table-cell office:value-type="float" office:value="96.67" calcext:value-type="float">
            <text:p>96.67</text:p>
          </table:table-cell>
          <table:table-cell office:value-type="float" office:value="1" calcext:value-type="float">
            <text:p>1</text:p>
          </table:table-cell>
          <table:table-cell table:formula="of:=21/23" office:value-type="float" office:value="0.91304347826087" calcext:value-type="float">
            <text:p>0.91304347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N10]+[.M10]+[.L10]+[.S10])/4" office:value-type="float" office:value="1" calcext:value-type="float">
            <text:p>1</text:p>
          </table:table-cell>
          <table:table-cell table:formula="of:=([.R10]+[.O10]+[.K10]+[.J10]*100+[.H10]+[.G10]+[.F10]+[.D10])/8" office:value-type="float" office:value="97.78375" calcext:value-type="float">
            <text:p>97.78375</text:p>
          </table:table-cell>
          <table:table-cell table:formula="of:=[.X10]/100*0.2+[.W10]*0.1+[.V10]*0.1+[.T10]*0.15+[.Q10]*0.15+[.P10]*0.15+[.I10]*0.15" office:value-type="float" office:value="0.96127402173913" calcext:value-type="float">
            <text:p>0.9612740217</text:p>
          </table:table-cell>
          <table:table-cell table:formula="of:=[.Y10]+0.02" office:value-type="float" office:value="0.981274021739131" calcext:value-type="float">
            <text:p>0.98127402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9-05-10">00/00/0000</text:date>, <text:time style:data-style-name="N2" text:time-value="17:57:46.916545686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9-02-05T13:52:16</meta:creation-date>
    <dc:date>2019-05-10T18:07:11.350178978</dc:date>
    <meta:editing-duration>PT4H1M38S</meta:editing-duration>
    <meta:editing-cycles>45</meta:editing-cycles>
    <meta:document-statistic meta:table-count="1" meta:cell-count="260" meta:object-count="0"/>
  </office:meta>
</office:document-meta>
</file>